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5-10-1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5-04-1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5-01-2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4-10-1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4-04-1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4-01-22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3-10-18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5312" calcext:value-type="float">
            <text:p>51.6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3-07-25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3-04-27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3-02-08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2-10-19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6336" calcext:value-type="float">
            <text:p>51.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2-04-28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2-01-24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1-10-12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1-04-22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0-10-1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0-07-0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0-04-02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20-01-0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9-09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9-05-0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9-02-0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8-11-0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8-04-2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8-03-01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8-01-2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7-10-25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7-10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7-04-25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7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6-10-25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6-10-1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6-04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6-03-01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6-02-1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5-11-1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5-04-2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5-01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6888" calcext:value-type="float">
            <text:p>49.7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4-10-16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4-04-2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4-01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3-01-09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2-10-02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2-07-11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2-04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2-01-1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1-10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1-08-25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1-05-0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7184" calcext:value-type="float">
            <text:p>49.0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1-01-2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0-10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86" calcext:value-type="float">
            <text:p>49.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0-04-2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0776" calcext:value-type="float">
            <text:p>48.8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10-02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9-10-09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9-04-22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9-01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8-10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7808" calcext:value-type="float">
            <text:p>49.5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8-04-04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7-04-1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7-01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6-10-2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6-04-2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6-01-2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5-04-05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4-11-09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4-04-2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3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3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8232" calcext:value-type="float">
            <text:p>48.3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1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1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8336" calcext:value-type="float">
            <text:p>48.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0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0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936" calcext:value-type="float">
            <text:p>48.2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2000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9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8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4536" calcext:value-type="float">
            <text:p>48.4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8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8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9464" calcext:value-type="float">
            <text:p>48.2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6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6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5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2344" calcext:value-type="float">
            <text:p>48.4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768" calcext:value-type="float">
            <text:p>48.0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4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3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3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53516</text:p>
          </table:table-cell>
          <table:table-cell office:value-type="string" calcext:value-type="string">
            <text:p>21S/20E-08CCB</text:p>
          </table:table-cell>
          <table:table-cell office:value-type="string" calcext:value-type="string">
            <text:p>1993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8736" calcext:value-type="float">
            <text:p>47.7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12" meta:object-count="0"/>
    <meta:user-defined meta:name="AppVersion">3.0</meta:user-defined>
  </office:meta>
</office:document-meta>
</file>